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5.91pt" svg:height="397.05pt" svg:x="573.36pt" svg:y="217.25pt">
            <draw:object draw:notify-on-update-of-ranges="Sheet1.D3:Sheet1.D15 Sheet1.E3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midpoint</text:p>
          </table:table-cell>
          <table:table-cell office:value-type="string" calcext:value-type="string">
            <text:p>count</text:p>
          </table:table-cell>
          <table:table-cell table:number-columns-repeated="10"/>
          <table:table-cell office:value-type="string" calcext:value-type="string">
            <text:p>proportion</text:p>
          </table:table-cell>
          <table:table-cell table:number-columns-repeated="3"/>
          <table:table-cell office:value-type="string" calcext:value-type="string">
            <text:p>density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15" calcext:value-type="float">
            <text:p>0.615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0.392" calcext:value-type="float">
            <text:p>0.392</text:p>
          </table:table-cell>
          <table:table-cell table:number-columns-repeated="3"/>
          <table:table-cell office:value-type="float" office:value="0.171" calcext:value-type="float">
            <text:p>0.17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846" calcext:value-type="float">
            <text:p>1.846</text:p>
          </table:table-cell>
          <table:table-cell office:value-type="float" office:value="149" calcext:value-type="float">
            <text:p>149</text:p>
          </table:table-cell>
          <table:table-cell table:number-columns-repeated="10"/>
          <table:table-cell office:value-type="float" office:value="0.424" calcext:value-type="float">
            <text:p>0.4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077" calcext:value-type="float">
            <text:p>3.077</text:p>
          </table:table-cell>
          <table:table-cell office:value-type="float" office:value="133" calcext:value-type="float">
            <text:p>133</text:p>
          </table:table-cell>
          <table:table-cell table:number-columns-repeated="10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067" calcext:value-type="float">
            <text:p>0.06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308" calcext:value-type="float">
            <text:p>4.308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538" calcext:value-type="float">
            <text:p>5.538</text:p>
          </table:table-cell>
          <table:table-cell office:value-type="float" office:value="42" calcext:value-type="float">
            <text:p>42</text:p>
          </table:table-cell>
          <table:table-cell table:number-columns-repeated="10"/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.769" calcext:value-type="float">
            <text:p>6.76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.231" calcext:value-type="float">
            <text:p>9.23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.462" calcext:value-type="float">
            <text:p>10.46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1.692" calcext:value-type="float">
            <text:p>11.69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2.923" calcext:value-type="float">
            <text:p>12.92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4.154" calcext:value-type="float">
            <text:p>14.15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5.385" calcext:value-type="float">
            <text:p>15.38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SUM([.D3:.D15])" office:value-type="float" office:value="104" calcext:value-type="float">
            <text:p>10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7:59:24.935143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11:04.279616977</meta:creation-date>
    <dc:date>2018-11-06T17:59:34.999961246</dc:date>
    <meta:editing-duration>PT1H28M8S</meta:editing-duration>
    <meta:editing-cycles>5</meta:editing-cycles>
    <meta:generator>LibreOffice/6.0.6.2$Linux_X86_64 LibreOffice_project/00m0$Build-2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04cm" svg:height="14.008cm" xlink:href=".." xlink:type="simple" chart:class="chart:bar" chart:style-name="ch1">
        <chart:title svg:x="9.948cm" svg:y="0.416cm" chart:style-name="ch2">
          <text:p>Service Time Frequency</text:p>
        </chart:title>
        <chart:plot-area chart:style-name="ch3" table:cell-range-address="Sheet1.D3:Sheet1.E15" chart:data-source-has-labels="column" svg:x="1.509cm" svg:y="1.475cm" svg:width="22.897cm" svg:height="11.272cm">
          <chartooo:coordinate-region svg:x="2.316cm" svg:y="1.674cm" svg:width="22.09cm" svg:height="10.426cm"/>
          <chart:axis chart:dimension="x" chart:name="primary-x" chart:style-name="ch4" chartooo:axis-type="auto">
            <chartooo:date-scale/>
            <chart:title svg:x="11.22cm" svg:y="13.027cm" chart:style-name="ch5">
              <text:p>Service Time Midpoints</text:p>
            </chart:title>
            <chart:categories table:cell-range-address="Sheet1.D3:Sheet1.D15"/>
          </chart:axis>
          <chart:axis chart:dimension="y" chart:name="primary-y" chart:style-name="ch6">
            <chart:title svg:x="0.451cm" svg:y="7.936cm" chart:style-name="ch7">
              <text:p>Frequency</text:p>
            </chart:title>
            <chart:grid chart:style-name="ch8" chart:class="major"/>
          </chart:axis>
          <chart:series chart:style-name="ch9" chart:values-cell-range-address="Sheet1.E3:Sheet1.E15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615">
                <text:p>0.615</text:p>
                <draw:g>
                  <svg:desc>Sheet1.D3:Sheet1.D15</svg:desc>
                </draw:g>
              </table:table-cell>
              <table:table-cell office:value-type="float" office:value="70">
                <text:p>70</text:p>
                <draw:g>
                  <svg:desc>Sheet1.E3:Sheet1.E15</svg:desc>
                </draw:g>
              </table:table-cell>
            </table:table-row>
            <table:table-row>
              <table:table-cell office:value-type="float" office:value="1.846">
                <text:p>1.8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.077">
                <text:p>3.07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.308">
                <text:p>4.3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.538">
                <text:p>5.5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.769">
                <text:p>6.7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.231">
                <text:p>9.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.462">
                <text:p>10.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692">
                <text:p>11.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23">
                <text:p>12.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54">
                <text:p>14.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85">
                <text:p>15.3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